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F0000000438D2B873F269A93EB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2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3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cm" fo:min-width="4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2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2.309cm, 77.779cm, 8.239cm, 19.805cm)" draw:image-opacity="100%" style:mirror="none"/>
    </style:style>
    <style:style style:name="gr7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5cm" fo:min-width="2.75cm"/>
      <style:paragraph-properties style:writing-mode="lr-tb"/>
    </style:style>
    <style:style style:name="gr9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5cm" fo:min-width="2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25cm" svg:height="3cm" svg:x="15.75cm" svg:y="2cm">
          <text:p text:style-name="P1">LOGO</text:p>
          <text:p text:style-name="P1">IU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.75cm" svg:x="4.75cm" svg:y="25.25cm">
          <text:p text:style-name="P1">STO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cm" svg:height="2.25cm" svg:x="12.5cm" svg:y="25cm">
          <text:p text:style-name="P1">Start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0.75cm" svg:y1="1.75cm" svg:x2="2.5cm" svg:y2="1.75cm">
          <text:p/>
        </draw:line>
        <draw:line draw:style-name="gr4" draw:text-style-name="P2" draw:layer="layout" svg:x1="0.75cm" svg:y1="2.75cm" svg:x2="2.5cm" svg:y2="2.75cm">
          <text:p/>
        </draw:line>
        <draw:custom-shape draw:style-name="gr5" draw:text-style-name="P1" draw:layer="layout" svg:width="2.5cm" svg:height="1cm" svg:x="0.5cm" svg:y="3.5cm">
          <text:p text:style-name="P1">LISTE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7.75cm" svg:height="15.51cm" svg:x="6.5cm" svg:y="7.25cm">
          <draw:image xlink:href="Pictures/1000000000000F0000000438D2B873F269A93EB1.png" xlink:type="simple" xlink:show="embed" xlink:actuate="onLoad" draw:mime-type="image/png">
            <text:p/>
          </draw:image>
        </draw:frame>
        <draw:line draw:style-name="gr7" draw:text-style-name="P2" draw:layer="layout" svg:x1="4.5cm" svg:y1="10.5cm" svg:x2="8.5cm" svg:y2="11cm">
          <text:p/>
        </draw:line>
        <draw:custom-shape draw:style-name="gr8" draw:text-style-name="P1" draw:layer="layout" svg:width="3.25cm" svg:height="1.75cm" svg:x="1.5cm" svg:y="8.5cm">
          <text:p text:style-name="P1">Valeur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8.5cm" svg:y1="16.75cm" svg:x2="12.75cm" svg:y2="19.25cm">
          <text:p/>
        </draw:line>
        <draw:custom-shape draw:style-name="gr10" draw:text-style-name="P1" draw:layer="layout" svg:width="3cm" svg:height="1.75cm" svg:x="16.5cm" svg:y="14.75cm">
          <text:p text:style-name="P1">Valeu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9T13:56:29.881000000</meta:creation-date>
    <dc:date>2023-05-09T14:07:27.030000000</dc:date>
    <meta:editing-duration>PT10M57S</meta:editing-duration>
    <meta:editing-cycles>1</meta:editing-cycles>
    <meta:document-statistic meta:object-count="11"/>
    <meta:generator>LibreOffice/7.2.1.2$Windows_X86_64 LibreOffice_project/87b77fad49947c1441b67c559c339af8f3517e22</meta:generator>
  </office:meta>
</office:document-meta>
</file>